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D0000001C116602D841CB7811.png" manifest:media-type="image/png"/>
  <manifest:file-entry manifest:full-path="Pictures/100002010000008800000087F880387092927F5B.png" manifest:media-type="image/png"/>
  <manifest:file-entry manifest:full-path="Pictures/1000020100000402000000A23D38825124CE7D2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 モナー ゴシック" svg:font-family="'IPA モナー ゴシック'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3cm" fo:margin-bottom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Class Fin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Thank you</text:p>
          </draw:text-box>
        </draw:frame>
        <draw:frame presentation:style-name="pr4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Thank you for attending this class</text:p>
              </text:list-item>
              <text:list-item>
                <text:p>What we’ll cover here</text:p>
                <text:list>
                  <text:list-item>
                    <text:p>Strategies and main takeaways from the course</text:p>
                  </text:list-item>
                  <text:list-item>
                    <text:p>Utilizing Python (Or programming in general) outside the course</text:p>
                  </text:list-item>
                  <text:list-item>
                    <text:p>Expectations on grades (when submitted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rategies and Takeaways</text:p>
          </draw:text-box>
        </draw:frame>
        <draw:frame presentation:style-name="pr7" draw:layer="layout" svg:width="25cm" svg:height="11cm" svg:x="1.5cm" svg:y="3.5cm" presentation:class="outline" presentation:user-transformed="true">
          <draw:text-box>
            <text:list text:style-name="L2">
              <text:list-item>
                <text:p>How you approach a problem matters more than the effort which you apply to a problem.</text:p>
              </text:list-item>
              <text:list-item>
                <text:p>The concepts are the most important thing (how is a list different than a set, how one loop is better than others, how to be careful when loading information, etc.)</text:p>
              </text:list-item>
              <text:list-item>
                <text:p>The number of libraries you know in Python isn’t as important as knowing:</text:p>
                <text:list>
                  <text:list-item>
                    <text:p>How to apply what you already know.</text:p>
                  </text:list-item>
                  <text:list-item>
                    <text:p>How to find, and process, what you don’t know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 text:style-name="P2">Strategies and Takeaways</text:p>
          </draw:text-box>
        </draw:frame>
        <draw:frame presentation:style-name="pr7" draw:layer="layout" svg:width="24.5cm" svg:height="11cm" svg:x="1.5cm" svg:y="3.5cm" presentation:class="outline" presentation:user-transformed="true">
          <draw:text-box>
            <text:list text:style-name="L2">
              <text:list-item>
                <text:p>But also important….</text:p>
                <text:list>
                  <text:list-item>
                    <text:p>The concepts here stretch far beyond Python. <text:s/>Critical thinking, attention to detail, etc. is an important skillse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list text:style-name="L2">
              <text:list-item>
                <text:list>
                  <text:list-header>
                    <text:p text:style-name="P3">Utilizing Python (…) Outside Course</text:p>
                  </text:list-header>
                </text:list>
              </text:list-item>
            </text:list>
          </draw:text-box>
        </draw:frame>
        <draw:frame presentation:style-name="pr7" draw:layer="layout" svg:width="25cm" svg:height="11cm" svg:x="1.5cm" svg:y="3.5cm" presentation:class="outline" presentation:user-transformed="true">
          <draw:text-box>
            <text:list text:style-name="L2">
              <text:list-item>
                <text:p>Don’t let the knowledge you gained “die” after the course.</text:p>
              </text:list-item>
              <text:list-item>
                <text:p>Look for repeatable tasks that you’re doing – work or home, where Python can help</text:p>
                <text:list>
                  <text:list-item>
                    <text:p>Not all problems are best done with Python, so expansion at times may be necessary. <text:s/>Hence, the concepts driven at in this course.</text:p>
                  </text:list-item>
                  <text:list-item>
                    <text:p>Look for ways of making your work or home life “easier”. <text:s/>A little automation can really help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Expectations and Grades</text:p>
          </draw:text-box>
        </draw:frame>
        <draw:frame presentation:style-name="pr7" draw:layer="layout" svg:width="25cm" svg:height="11cm" svg:x="1.5cm" svg:y="3.5cm" presentation:class="outline" presentation:user-transformed="true">
          <draw:text-box>
            <text:list text:style-name="L2">
              <text:list-item>
                <text:p>As long as you tried, and demonstrated that you tried, you’re going to do fine in the course.</text:p>
              </text:list-item>
              <text:list-item>
                <text:p>Goal is to have grades done ~1 week after last week of class. <text:s/>So around the 8/7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Other Notes</text:p>
          </draw:text-box>
        </draw:frame>
        <draw:frame presentation:style-name="pr7" draw:layer="layout" svg:width="24.5cm" svg:height="11cm" svg:x="1.5cm" svg:y="3.5cm" presentation:class="outline" presentation:user-transformed="true">
          <draw:text-box>
            <text:list text:style-name="L2">
              <text:list-item>
                <text:p>Github repo will likely remain up as long as I keep using Github (foreseeable future).</text:p>
              </text:list-item>
              <text:list-item>
                <text:p>I have a number of other projects, in a variety of languages, if you want more exposure.</text:p>
              </text:list-item>
              <text:list-item>
                <text:p>Feel free to reach out (<text:a xlink:href="mailto:david@thedarktrumpet.com" xlink:type="simple">david@thedarktrumpet.com</text:a>) if you have questions after cla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 モナー ゴシック" svg:font-family="'IPA モナー ゴシック'" style:font-family-generic="system" style:font-pitch="variable"/>
    <style:font-face style:name="IPA明朝" svg:font-family="IPA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IPA明朝" style:font-size-asian="24pt" style:language-asian="ja" style:country-asian="JP" style:font-name-complex="IPA モナー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3D38825124CE7D25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116602D841CB781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8T06:55:06.820748538</meta:creation-date>
    <meta:editing-duration>PT10S</meta:editing-duration>
    <meta:editing-cycles>2</meta:editing-cycles>
    <meta:generator>LibreOffice/7.1.4.2$Linux_X86_64 LibreOffice_project/10$Build-2</meta:generator>
    <dc:title>Pencil</dc:title>
    <dc:date>2021-07-08T07:06:27.735517037</dc:date>
    <meta:document-statistic meta:object-count="60"/>
  </office:meta>
</office:document-meta>
</file>